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2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4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9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3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4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4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5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21">
            <text:p>違章建築拆除案件</text:p>
          </table:table-cell>
          <table:covered-table-cell table:number-columns-repeated="9"/>
          <table:table-cell table:number-columns-spanned="8" table:number-rows-spanned="1" table:style-name="ce23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28">
            <text:p>中華民國104年08月</text:p>
          </table:table-cell>
          <table:covered-table-cell table:number-columns-repeated="9"/>
          <table:table-cell office:value-type="string" table:number-columns-spanned="8" table:number-rows-spanned="1" table:style-name="ce26">
            <text:p><text:s text:c="8"/>August <text:s text:c="2"/>- 2015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25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24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6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7">
            <text:p>總計</text:p>
          </table:table-cell>
          <table:covered-table-cell/>
          <table:table-cell office:value-type="string" table:number-columns-spanned="3" table:number-rows-spanned="2" table:style-name="ce78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5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3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7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38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68">
            <text:p>本</text:p>
            <text:p>月</text:p>
            <text:p>查</text:p>
            <text:p>報</text:p>
            <text:p>數</text:p>
          </table:table-cell>
          <table:table-cell office:value-type="string" table:number-columns-spanned="2" table:number-rows-spanned="1" table:style-name="ce74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2">
            <text:p>至本月底</text:p>
            <text:p>尚未拆除總數</text:p>
          </table:table-cell>
          <table:table-cell office:value-type="string" table:number-columns-spanned="1" table:number-rows-spanned="2" table:style-name="ce68">
            <text:p>本月拆除總數</text:p>
          </table:table-cell>
          <table:table-cell office:value-type="string" table:number-columns-spanned="1" table:number-rows-spanned="2" table:style-name="ce68">
            <text:p>至本月底</text:p>
            <text:p>尚未拆除數</text:p>
          </table:table-cell>
          <table:table-cell office:value-type="string" table:number-columns-spanned="1" table:number-rows-spanned="2" table:style-name="ce67">
            <text:p>本月</text:p>
            <text:p>補照數</text:p>
          </table:table-cell>
          <table:table-cell office:value-type="string" table:number-columns-spanned="1" table:number-rows-spanned="2" table:style-name="ce68">
            <text:p>本月</text:p>
            <text:p>拆除數</text:p>
          </table:table-cell>
          <table:table-cell office:value-type="string" table:number-columns-spanned="1" table:number-rows-spanned="2" table:style-name="ce68">
            <text:p>至本月底</text:p>
            <text:p>尚未拆除數</text:p>
          </table:table-cell>
          <table:table-cell office:value-type="string" table:number-columns-spanned="1" table:number-rows-spanned="2" table:style-name="ce67">
            <text:p>本月</text:p>
            <text:p>補照數</text:p>
          </table:table-cell>
          <table:table-cell office:value-type="string" table:number-columns-spanned="1" table:number-rows-spanned="2" table:style-name="ce68">
            <text:p>本月</text:p>
            <text:p>拆除數</text:p>
          </table:table-cell>
          <table:table-cell office:value-type="string" table:number-columns-spanned="1" table:number-rows-spanned="2" table:style-name="ce68">
            <text:p>至本月底</text:p>
            <text:p>尚未拆除數</text:p>
          </table:table-cell>
          <table:table-cell office:value-type="string" table:number-columns-spanned="1" table:number-rows-spanned="2" table:style-name="ce67">
            <text:p>本月</text:p>
            <text:p>補照數</text:p>
          </table:table-cell>
          <table:table-cell office:value-type="string" table:number-columns-spanned="1" table:number-rows-spanned="2" table:style-name="ce68">
            <text:p>本月</text:p>
            <text:p>拆除數</text:p>
          </table:table-cell>
          <table:covered-table-cell/>
          <table:table-cell office:value-type="string" table:number-columns-spanned="1" table:number-rows-spanned="2" table:style-name="ce68">
            <text:p>本月尚未</text:p>
            <text:p>拆除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71">
            <text:p>本年度累計至本月底</text:p>
            <text:p>移送法辦數</text:p>
          </table:table-cell>
          <table:table-cell office:value-type="string" table:number-columns-spanned="1" table:number-rows-spanned="2" table:style-name="ce70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37226" table:style-name="ce11">
            <text:p><text:s/>637,226<text:s/></text:p>
          </table:table-cell>
          <table:table-cell office:value-type="float" office:value="2509" table:style-name="ce12">
            <text:p><text:s/>2,509<text:s/></text:p>
          </table:table-cell>
          <table:table-cell office:value-type="float" office:value="37794" table:style-name="ce12">
            <text:p><text:s/>37,79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574601" table:style-name="ce12">
            <text:p><text:s/>574,60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722" table:style-name="ce12">
            <text:p><text:s/>722<text:s/></text:p>
          </table:table-cell>
          <table:table-cell office:value-type="float" office:value="21233" table:style-name="ce12">
            <text:p><text:s/>21,233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564" table:style-name="ce12">
            <text:p><text:s/>564<text:s/></text:p>
          </table:table-cell>
          <table:table-cell office:value-type="float" office:value="4810" table:style-name="ce12">
            <text:p><text:s/>4,810<text:s/></text:p>
          </table:table-cell>
          <table:table-cell office:value-type="float" office:value="3598" table:style-name="ce12">
            <text:p><text:s/>3,598<text:s/></text:p>
          </table:table-cell>
          <table:table-cell office:value-type="float" office:value="1212" table:style-name="ce12">
            <text:p><text:s/>1,212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4" table:style-name="ce12">
            <text:p><text:s/>4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1227" table:style-name="ce11">
            <text:p><text:s/>201,227<text:s/></text:p>
          </table:table-cell>
          <table:table-cell office:value-type="float" office:value="809" table:style-name="ce12">
            <text:p><text:s/>8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1040" table:style-name="ce12">
            <text:p><text:s/>191,040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585" table:style-name="ce12">
            <text:p><text:s/>585<text:s/></text:p>
          </table:table-cell>
          <table:table-cell office:value-type="float" office:value="8596" table:style-name="ce12">
            <text:p><text:s/>8,59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66" table:style-name="ce12">
            <text:p><text:s/>166<text:s/></text:p>
          </table:table-cell>
          <table:table-cell office:value-type="float" office:value="1649" table:style-name="ce12">
            <text:p><text:s/>1,649<text:s/></text:p>
          </table:table-cell>
          <table:table-cell office:value-type="float" office:value="1591" table:style-name="ce12">
            <text:p><text:s/>1,591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4445" table:style-name="ce11">
            <text:p><text:s/>84,445<text:s/></text:p>
          </table:table-cell>
          <table:table-cell office:value-type="float" office:value="401" table:style-name="ce12">
            <text:p><text:s/>401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6053" table:style-name="ce12">
            <text:p><text:s/>76,05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1577" table:style-name="ce12">
            <text:p><text:s/>1,57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5" table:style-name="ce12">
            <text:p><text:s/>125<text:s/></text:p>
          </table:table-cell>
          <table:table-cell office:value-type="float" office:value="471" table:style-name="ce12">
            <text:p><text:s/>471<text:s/></text:p>
          </table:table-cell>
          <table:table-cell office:value-type="float" office:value="253" table:style-name="ce12">
            <text:p><text:s/>253<text:s/></text:p>
          </table:table-cell>
          <table:table-cell office:value-type="float" office:value="218" table:style-name="ce12">
            <text:p><text:s/>218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49789" table:style-name="ce11">
            <text:p><text:s/>49,789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147" table:style-name="ce12">
            <text:p><text:s/>45,14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3357" table:style-name="ce12">
            <text:p><text:s/>3,35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551" table:style-name="ce12">
            <text:p><text:s/>551<text:s/></text:p>
          </table:table-cell>
          <table:table-cell office:value-type="float" office:value="551" table:style-name="ce12">
            <text:p><text:s/>55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64483" table:style-name="ce11">
            <text:p><text:s/>64,483<text:s/></text:p>
          </table:table-cell>
          <table:table-cell office:value-type="float" office:value="585" table:style-name="ce12">
            <text:p><text:s/>585<text:s/></text:p>
          </table:table-cell>
          <table:table-cell office:value-type="float" office:value="15353" table:style-name="ce12">
            <text:p><text:s/>15,35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47464" table:style-name="ce12">
            <text:p><text:s/>47,46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454" table:style-name="ce12">
            <text:p><text:s/>1,45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723" table:style-name="ce12">
            <text:p><text:s/>723<text:s/></text:p>
          </table:table-cell>
          <table:table-cell office:value-type="float" office:value="212" table:style-name="ce12">
            <text:p><text:s/>212<text:s/></text:p>
          </table:table-cell>
          <table:table-cell office:value-type="float" office:value="511" table:style-name="ce12">
            <text:p><text:s/>51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4980" table:style-name="ce11">
            <text:p><text:s/>24,980<text:s/></text:p>
          </table:table-cell>
          <table:table-cell office:value-type="float" office:value="112" table:style-name="ce12">
            <text:p><text:s/>112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407" table:style-name="ce12">
            <text:p><text:s/>19,40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762" table:style-name="ce12">
            <text:p><text:s/>1,7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234" table:style-name="ce12">
            <text:p><text:s/>234<text:s/></text:p>
          </table:table-cell>
          <table:table-cell office:value-type="float" office:value="202" table:style-name="ce12">
            <text:p><text:s/>202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1444" table:style-name="ce11">
            <text:p><text:s/>121,444<text:s/></text:p>
          </table:table-cell>
          <table:table-cell office:value-type="float" office:value="376" table:style-name="ce12">
            <text:p><text:s/>376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9238" table:style-name="ce12">
            <text:p><text:s/>119,23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1731" table:style-name="ce12">
            <text:p><text:s/>1,73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591" table:style-name="ce12">
            <text:p><text:s/>591<text:s/></text:p>
          </table:table-cell>
          <table:table-cell office:value-type="float" office:value="306" table:style-name="ce12">
            <text:p><text:s/>306<text:s/></text:p>
          </table:table-cell>
          <table:table-cell office:value-type="float" office:value="285" table:style-name="ce12">
            <text:p><text:s/>28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87733" table:style-name="ce11">
            <text:p><text:s/>87,733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10886" table:style-name="ce12">
            <text:p><text:s/>10,88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3724" table:style-name="ce12">
            <text:p><text:s/>73,72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2649" table:style-name="ce12">
            <text:p><text:s/>2,649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581" table:style-name="ce12">
            <text:p><text:s/>581<text:s/></text:p>
          </table:table-cell>
          <table:table-cell office:value-type="float" office:value="474" table:style-name="ce12">
            <text:p><text:s/>474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049" table:style-name="ce13">
            <text:p><text:s/>3,049<text:s/>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74" table:style-name="ce14">
            <text:p><text:s/>1,17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51" table:style-name="ce14">
            <text:p><text:s/>1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76" table:style-name="ce14">
            <text:p><text:s/>76<text:s/></text:p>
          </table:table-cell>
          <table:table-cell office:value-type="float" office:value="73" table:style-name="ce14">
            <text:p><text:s/>73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6255" table:style-name="ce13">
            <text:p><text:s/>6,2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722" table:style-name="ce14">
            <text:p><text:s/>4,7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75" table:style-name="ce14">
            <text:p><text:s/>37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536" table:style-name="ce13">
            <text:p><text:s/>2,536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80" table:style-name="ce14">
            <text:p><text:s/>2,48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29" table:style-name="ce14">
            <text:p><text:s/>2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28" table:style-name="ce14">
            <text:p><text:s/>28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298" table:style-name="ce13">
            <text:p><text:s/>7,298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892" table:style-name="ce14">
            <text:p><text:s/>6,89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126" table:style-name="ce14">
            <text:p><text:s/>126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" table:style-name="ce14">
            <text:p><text:s/>48<text:s/></text:p>
          </table:table-cell>
          <table:table-cell office:value-type="float" office:value="41" table:style-name="ce14">
            <text:p><text:s/>41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069" table:style-name="ce13">
            <text:p><text:s/>2,069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878" table:style-name="ce14">
            <text:p><text:s/>1,87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1" table:style-name="ce14">
            <text:p><text:s/>7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2785" table:style-name="ce13">
            <text:p><text:s/>2,78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117" table:style-name="ce14">
            <text:p><text:s/>2,1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04" table:style-name="ce14">
            <text:p><text:s/>50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40" table:style-name="ce14">
            <text:p><text:s/>140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" table:style-name="ce14">
            <text:p><text:s/>24<text:s/></text:p>
          </table:table-cell>
          <table:table-cell office:value-type="float" office:value="24" table:style-name="ce14">
            <text:p><text:s/>2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414" table:style-name="ce13">
            <text:p><text:s/>3,4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99" table:style-name="ce14">
            <text:p><text:s/>2,6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93" table:style-name="ce14">
            <text:p><text:s/>29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5" table:style-name="ce14">
            <text:p><text:s/>65<text:s/></text:p>
          </table:table-cell>
          <table:table-cell office:value-type="float" office:value="65" table:style-name="ce14">
            <text:p><text:s/>6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3587" table:style-name="ce13">
            <text:p><text:s/>13,587<text:s/></text:p>
          </table:table-cell>
          <table:table-cell office:value-type="float" office:value="44" table:style-name="ce14">
            <text:p><text:s/>44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299" table:style-name="ce14">
            <text:p><text:s/>12,2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88" table:style-name="ce14">
            <text:p><text:s/>388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87" table:style-name="ce14">
            <text:p><text:s/>87<text:s/></text:p>
          </table:table-cell>
          <table:table-cell office:value-type="float" office:value="45" table:style-name="ce14">
            <text:p><text:s/>45<text:s/></text:p>
          </table:table-cell>
          <table:table-cell office:value-type="float" office:value="42" table:style-name="ce14">
            <text:p><text:s/>4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003" table:style-name="ce13">
            <text:p><text:s/>1,00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36" table:style-name="ce14">
            <text:p><text:s/>83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54" table:style-name="ce14">
            <text:p><text:s/>15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783" table:style-name="ce13">
            <text:p><text:s/>2,783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40" table:style-name="ce14">
            <text:p><text:s/>2,74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3" table:style-name="ce14">
            <text:p><text:s/>4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4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7884" table:style-name="ce13">
            <text:p><text:s/>17,884<text:s/></text:p>
          </table:table-cell>
          <table:table-cell office:value-type="float" office:value="46" table:style-name="ce14">
            <text:p><text:s/>46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799" table:style-name="ce14">
            <text:p><text:s/>16,7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17" table:style-name="ce14">
            <text:p><text:s/>1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80" table:style-name="ce14">
            <text:p><text:s/>80<text:s/></text:p>
          </table:table-cell>
          <table:table-cell office:value-type="float" office:value="36" table:style-name="ce14">
            <text:p><text:s/>36<text:s/></text:p>
          </table:table-cell>
          <table:table-cell office:value-type="float" office:value="44" table:style-name="ce14">
            <text:p><text:s/>4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8722" table:style-name="ce13">
            <text:p><text:s/>8,722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947" table:style-name="ce14">
            <text:p><text:s/>7,94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91" table:style-name="ce14">
            <text:p><text:s/>69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1" table:style-name="ce14">
            <text:p><text:s/>91<text:s/></text:p>
          </table:table-cell>
          <table:table-cell office:value-type="float" office:value="84" table:style-name="ce14">
            <text:p><text:s/>84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339" table:style-name="ce13">
            <text:p><text:s/>16,339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749" table:style-name="ce14">
            <text:p><text:s/>12,74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7" table:style-name="ce14">
            <text:p><text:s/>6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125" table:style-name="ce11">
            <text:p><text:s/>3,125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28" table:style-name="ce12">
            <text:p><text:s/>2,52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560" table:style-name="ce13">
            <text:p><text:s/>2,560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52" table:style-name="ce14">
            <text:p><text:s/>2,45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9" table:style-name="ce14">
            <text:p><text:s/>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65" table:style-name="ce13">
            <text:p><text:s/>56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6" table:style-name="ce14">
            <text:p><text:s/>7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table:style-name="ce6"/>
          <table:table-cell table:style-name="ce7"/>
          <table:table-cell table:style-name="ce11"/>
          <table:table-cell table:number-columns-repeated="15" table:style-name="ce12"/>
          <table:table-cell table:number-columns-repeated="16366" table:style-name="ce5"/>
        </table:table-row>
        <table:table-row table:number-rows-repeated="2" table:style-name="ro5">
          <table:table-cell table:style-name="ce9"/>
          <table:table-cell table:style-name="ce8"/>
          <table:table-cell table:style-name="ce13"/>
          <table:table-cell table:number-columns-repeated="15" table:style-name="ce14"/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2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29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ohome</meta:initial-creator>
    <dc:creator>cpa</dc:creator>
    <meta:creation-date>2003-10-23T06:49:28Z</meta:creation-date>
    <dc:date>2015-10-12T07:26:23Z</dc:date>
    <meta:print-date>2013-12-12T03:50:57Z</meta:print-date>
  </office:meta>
</office:document-meta>
</file>